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344" calcext:value-type="float">
            <text:p>183.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76" calcext:value-type="float">
            <text:p>182.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616" calcext:value-type="float">
            <text:p>182.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568" calcext:value-type="float">
            <text:p>182.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28" calcext:value-type="float">
            <text:p>182.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8752" calcext:value-type="float">
            <text:p>182.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18" calcext:value-type="float">
            <text:p>182.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608" calcext:value-type="float">
            <text:p>181.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7208" calcext:value-type="float">
            <text:p>180.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92" calcext:value-type="float">
            <text:p>180.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968" calcext:value-type="float">
            <text:p>180.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872" calcext:value-type="float">
            <text:p>180.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344" calcext:value-type="float">
            <text:p>179.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4432" calcext:value-type="float">
            <text:p>179.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8944" calcext:value-type="float">
            <text:p>174.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904" calcext:value-type="float">
            <text:p>179.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3264" calcext:value-type="float">
            <text:p>177.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832" calcext:value-type="float">
            <text:p>177.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112" calcext:value-type="float">
            <text:p>176.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864" calcext:value-type="float">
            <text:p>175.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8088" calcext:value-type="float">
            <text:p>174.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1408" calcext:value-type="float">
            <text:p>173.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312" calcext:value-type="float">
            <text:p>173.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344" calcext:value-type="float">
            <text:p>168.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200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0824" calcext:value-type="float">
            <text:p>172.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912" calcext:value-type="float">
            <text:p>172.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336" calcext:value-type="float">
            <text:p>171.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5856" calcext:value-type="float">
            <text:p>171.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7944" calcext:value-type="float">
            <text:p>170.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0888" calcext:value-type="float">
            <text:p>170.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504" calcext:value-type="float">
            <text:p>169.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9448" calcext:value-type="float">
            <text:p>169.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92" calcext:value-type="float">
            <text:p>168.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8488" calcext:value-type="float">
            <text:p>168.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816" calcext:value-type="float">
            <text:p>168.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192" calcext:value-type="float">
            <text:p>167.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904" calcext:value-type="float">
            <text:p>167.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1328" calcext:value-type="float">
            <text:p>167.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6088" calcext:value-type="float">
            <text:p>167.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608" calcext:value-type="float">
            <text:p>166.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4272" calcext:value-type="float">
            <text:p>166.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792" calcext:value-type="float">
            <text:p>166.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9408" calcext:value-type="float">
            <text:p>165.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0264" calcext:value-type="float">
            <text:p>165.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907113582801</text:p>
          </table:table-cell>
          <table:table-cell office:value-type="string" calcext:value-type="string">
            <text:p>B-22-16 03CBB</text:p>
          </table:table-cell>
          <table:table-cell office:value-type="string" calcext:value-type="string">
            <text:p>198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8448" calcext:value-type="float">
            <text:p>165.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